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2cb335" officeooo:paragraph-rsid="0035ac47"/>
    </style:style>
    <style:style style:name="P2" style:family="paragraph" style:parent-style-name="Standard">
      <style:text-properties fo:font-size="16pt" fo:font-weight="bold" officeooo:rsid="002cb335" officeooo:paragraph-rsid="002cb335" style:font-size-asian="16pt" style:font-weight-asian="bold" style:font-size-complex="16pt" style:font-weight-complex="bold"/>
    </style:style>
    <style:style style:name="P3" style:family="paragraph" style:parent-style-name="Standard">
      <style:text-properties fo:font-size="16pt" fo:font-weight="bold" officeooo:rsid="002cb335" officeooo:paragraph-rsid="0035ac47" style:font-size-asian="16pt" style:font-weight-asian="bold" style:font-size-complex="16pt" style:font-weight-complex="bold"/>
    </style:style>
    <style:style style:name="P4" style:family="paragraph" style:parent-style-name="Standard">
      <style:text-properties fo:font-size="16pt" fo:font-weight="normal" officeooo:rsid="003956a1" officeooo:paragraph-rsid="003956a1" style:font-size-asian="16pt" style:font-weight-asian="normal" style:font-size-complex="16pt" style:font-weight-complex="normal"/>
    </style:style>
    <style:style style:name="P5" style:family="paragraph" style:parent-style-name="Standard">
      <style:text-properties officeooo:rsid="002fa4bb" officeooo:paragraph-rsid="002fa4bb"/>
    </style:style>
    <style:style style:name="P6" style:family="paragraph" style:parent-style-name="Standard">
      <style:text-properties fo:font-size="14pt" officeooo:rsid="002cb335" officeooo:paragraph-rsid="0035ac47" style:font-size-asian="14pt" style:font-size-complex="14pt"/>
    </style:style>
    <style:style style:name="P7" style:family="paragraph" style:parent-style-name="Standard">
      <style:text-properties fo:font-size="14pt" officeooo:rsid="0035ac47" officeooo:paragraph-rsid="0035ac47" style:font-size-asian="14pt" style:font-size-complex="14pt"/>
    </style:style>
    <style:style style:name="P8" style:family="paragraph" style:parent-style-name="Standard">
      <style:text-properties fo:font-size="14pt" officeooo:paragraph-rsid="0035ac47" style:font-size-asian="14pt" style:font-size-complex="14pt"/>
    </style:style>
    <style:style style:name="P9" style:family="paragraph" style:parent-style-name="Standard">
      <style:text-properties fo:font-size="14pt" officeooo:rsid="00310700" officeooo:paragraph-rsid="0035ac47" style:font-size-asian="14pt" style:font-size-complex="14pt"/>
    </style:style>
    <style:style style:name="P10" style:family="paragraph" style:parent-style-name="Standard">
      <style:text-properties fo:font-size="14pt" fo:font-weight="bold" officeooo:rsid="002cb335" officeooo:paragraph-rsid="0035ac47" style:font-size-asian="14pt" style:font-weight-asian="bold" style:font-size-complex="14pt" style:font-weight-complex="bold"/>
    </style:style>
    <style:style style:name="P11" style:family="paragraph" style:parent-style-name="Standard">
      <style:text-properties fo:font-size="14pt" fo:font-weight="normal" officeooo:rsid="002cb335" officeooo:paragraph-rsid="0035ac47" style:font-size-asian="14pt" style:font-weight-asian="normal" style:font-size-complex="14pt" style:font-weight-complex="normal"/>
    </style:style>
    <style:style style:name="P12" style:family="paragraph" style:parent-style-name="Standard">
      <style:text-properties fo:font-size="14pt" fo:font-weight="normal" officeooo:rsid="0035ac47" officeooo:paragraph-rsid="0035ac47" style:font-size-asian="14pt" style:font-weight-asian="normal" style:font-size-complex="14pt" style:font-weight-complex="normal"/>
    </style:style>
    <style:style style:name="P13" style:family="paragraph" style:parent-style-name="Preformatted_20_Text">
      <style:paragraph-properties fo:orphans="2" fo:widows="2"/>
      <style:text-properties fo:font-variant="normal" fo:text-transform="none" fo:color="#000000" fo:letter-spacing="normal"/>
    </style:style>
    <style:style style:name="P14" style:family="paragraph" style:parent-style-name="Preformatted_20_Text">
      <style:text-properties fo:font-variant="normal" fo:text-transform="none" fo:color="#000000" fo:letter-spacing="normal" fo:font-style="normal" fo:font-weight="normal" officeooo:rsid="002fa4bb" officeooo:paragraph-rsid="002fa4bb"/>
    </style:style>
    <style:style style:name="P15" style:family="paragraph" style:parent-style-name="Preformatted_20_Text">
      <style:paragraph-properties fo:margin-top="0in" fo:margin-bottom="0.1965in" loext:contextual-spacing="false" fo:orphans="2" fo:widows="2"/>
      <style:text-properties fo:font-variant="normal" fo:text-transform="none" fo:color="#000000" fo:letter-spacing="normal" fo:font-style="normal" fo:font-weight="normal"/>
    </style:style>
    <style:style style:name="P16" style:family="paragraph" style:parent-style-name="Standard">
      <style:text-properties fo:font-size="14pt" officeooo:rsid="002cb335" officeooo:paragraph-rsid="003b17d7" style:font-size-asian="14pt" style:font-size-complex="14pt"/>
    </style:style>
    <style:style style:name="P17" style:family="paragraph" style:parent-style-name="Standard">
      <style:text-properties fo:font-size="14pt" officeooo:rsid="002cb335" officeooo:paragraph-rsid="003b5a4e" style:font-size-asian="14pt" style:font-size-complex="14pt"/>
    </style:style>
    <style:style style:name="P18" style:family="paragraph" style:parent-style-name="Standard">
      <style:text-properties fo:font-size="14pt" officeooo:paragraph-rsid="0035ac47" style:font-size-asian="14pt" style:font-size-complex="14pt"/>
    </style:style>
    <style:style style:name="P19" style:family="paragraph" style:parent-style-name="Standard">
      <style:text-properties fo:font-size="14pt" officeooo:rsid="003b5a4e" officeooo:paragraph-rsid="003b5a4e" style:font-size-asian="14pt" style:font-size-complex="14pt"/>
    </style:style>
    <style:style style:name="P20" style:family="paragraph" style:parent-style-name="Standard">
      <style:text-properties fo:font-size="14pt" officeooo:paragraph-rsid="002dc871" style:font-size-asian="14pt" style:font-size-complex="14pt"/>
    </style:style>
    <style:style style:name="P21" style:family="paragraph" style:parent-style-name="Standard">
      <style:text-properties fo:font-size="14pt" officeooo:rsid="00340168" officeooo:paragraph-rsid="003b5a4e" style:font-size-asian="14pt" style:font-size-complex="14pt"/>
    </style:style>
    <style:style style:name="P22" style:family="paragraph" style:parent-style-name="Standard">
      <style:text-properties fo:font-size="14pt" officeooo:rsid="0036fe8c" officeooo:paragraph-rsid="003b5a4e" style:font-size-asian="14pt" style:font-size-complex="14pt"/>
    </style:style>
    <style:style style:name="P23" style:family="paragraph" style:parent-style-name="Standard">
      <style:text-properties fo:font-size="14pt" officeooo:paragraph-rsid="003b5a4e" style:font-size-asian="14pt" style:font-size-complex="14pt"/>
    </style:style>
    <style:style style:name="P24" style:family="paragraph" style:parent-style-name="Standard">
      <style:text-properties fo:font-size="14pt" officeooo:rsid="0035ac47" officeooo:paragraph-rsid="0035ac47" style:font-size-asian="14pt" style:font-size-complex="14pt"/>
    </style:style>
    <style:style style:name="P25" style:family="paragraph" style:parent-style-name="Standard">
      <style:text-properties fo:font-size="14pt" fo:font-weight="bold" officeooo:rsid="003956a1" officeooo:paragraph-rsid="003b5a4e" style:font-size-asian="14pt" style:font-weight-asian="bold" style:font-size-complex="14pt" style:font-weight-complex="bold"/>
    </style:style>
    <style:style style:name="P26" style:family="paragraph" style:parent-style-name="Standard">
      <style:text-properties fo:font-size="16pt" fo:font-weight="bold" officeooo:rsid="0039dea9" officeooo:paragraph-rsid="0039dea9" style:font-size-asian="16pt" style:font-weight-asian="bold" style:font-size-complex="16pt" style:font-weight-complex="bold"/>
    </style:style>
    <style:style style:name="P27" style:family="paragraph" style:parent-style-name="Standard">
      <style:text-properties fo:font-size="16pt" fo:font-weight="bold" officeooo:rsid="0039dea9" officeooo:paragraph-rsid="003b5a4e" style:font-size-asian="16pt" style:font-weight-asian="bold" style:font-size-complex="16pt" style:font-weight-complex="bold"/>
    </style:style>
    <style:style style:name="P28" style:family="paragraph" style:parent-style-name="Standard">
      <style:text-properties fo:font-size="16pt" fo:font-weight="bold" officeooo:rsid="003956a1" officeooo:paragraph-rsid="003b5a4e" style:font-size-asian="16pt" style:font-weight-asian="bold" style:font-size-complex="16pt" style:font-weight-complex="bold"/>
    </style:style>
    <style:style style:name="P29" style:family="paragraph" style:parent-style-name="Standard">
      <style:text-properties fo:font-size="16pt" fo:font-weight="bold" officeooo:rsid="003bf515" officeooo:paragraph-rsid="003bf515" style:font-size-asian="16pt" style:font-weight-asian="bold" style:font-size-complex="16pt" style:font-weight-complex="bold"/>
    </style:style>
    <style:style style:name="P30" style:family="paragraph" style:parent-style-name="Standard">
      <style:text-properties fo:font-size="16pt" fo:font-weight="normal" officeooo:rsid="003956a1" officeooo:paragraph-rsid="003b5a4e" style:font-size-asian="16pt" style:font-weight-asian="normal" style:font-size-complex="16pt" style:font-weight-complex="normal"/>
    </style:style>
    <style:style style:name="P31" style:family="paragraph" style:parent-style-name="Standard">
      <style:text-properties fo:font-size="16pt" fo:font-weight="normal" officeooo:rsid="003956a1" officeooo:paragraph-rsid="003956a1" style:font-size-asian="16pt" style:font-weight-asian="normal" style:font-size-complex="16pt" style:font-weight-complex="normal"/>
    </style:style>
    <style:style style:name="P32" style:family="paragraph" style:parent-style-name="Standard">
      <style:text-properties fo:font-size="16pt" fo:font-weight="normal" officeooo:paragraph-rsid="003b5a4e"/>
    </style:style>
    <style:style style:name="P33" style:family="paragraph" style:parent-style-name="Standard">
      <style:text-properties fo:font-size="12pt" fo:font-weight="normal" officeooo:rsid="003bf515" officeooo:paragraph-rsid="003bf515" style:font-size-asian="10.5pt" style:font-weight-asian="normal" style:font-size-complex="12pt" style:font-weight-complex="normal"/>
    </style:style>
    <style:style style:name="P34" style:family="paragraph" style:parent-style-name="Standard">
      <style:text-properties fo:font-size="12pt" fo:font-weight="normal" officeooo:rsid="003bf515" officeooo:paragraph-rsid="003c424f" style:font-size-asian="10.5pt" style:font-weight-asian="normal" style:font-size-complex="12pt" style:font-weight-complex="normal"/>
    </style:style>
    <style:style style:name="P35" style:family="paragraph" style:parent-style-name="Standard">
      <style:text-properties officeooo:paragraph-rsid="003bf515"/>
    </style:style>
    <style:style style:name="P36" style:family="paragraph" style:parent-style-name="Standard">
      <style:text-properties officeooo:rsid="003c424f" officeooo:paragraph-rsid="003c424f"/>
    </style:style>
    <style:style style:name="T1" style:family="text">
      <style:text-properties officeooo:rsid="002fa4bb"/>
    </style:style>
    <style:style style:name="T2" style:family="text">
      <style:text-properties fo:font-style="normal" fo:font-weight="normal"/>
    </style:style>
    <style:style style:name="T3" style:family="text">
      <style:text-properties fo:font-variant="normal" fo:text-transform="none" fo:color="#000000" fo:letter-spacing="normal" fo:font-style="normal" fo:font-weight="normal"/>
    </style:style>
    <style:style style:name="T4" style:family="text">
      <style:text-properties fo:font-variant="normal" fo:text-transform="none" fo:color="#000000" fo:letter-spacing="normal" fo:font-style="normal" fo:font-weight="normal" officeooo:rsid="002fa4bb"/>
    </style:style>
    <style:style style:name="T5" style:family="text">
      <style:text-properties fo:font-variant="normal" fo:text-transform="none" fo:color="#000000" fo:letter-spacing="normal" fo:font-style="normal" fo:font-weight="normal" officeooo:rsid="003004f8"/>
    </style:style>
    <style:style style:name="T6" style:family="text">
      <style:text-properties fo:font-variant="normal" fo:text-transform="none" fo:color="#ce181e" fo:letter-spacing="normal" fo:font-style="normal" fo:font-weight="normal" officeooo:rsid="002fa4bb"/>
    </style:style>
    <style:style style:name="T7" style:family="text">
      <style:text-properties fo:font-variant="normal" fo:text-transform="none" fo:color="#333333" style:font-name="Arial" fo:font-size="8.25pt" fo:letter-spacing="normal" fo:font-style="normal" fo:font-weight="bold"/>
    </style:style>
    <style:style style:name="T8" style:family="text">
      <style:text-properties officeooo:rsid="00310700"/>
    </style:style>
    <style:style style:name="T9" style:family="text">
      <style:text-properties officeooo:rsid="0034c5fc"/>
    </style:style>
    <style:style style:name="T10" style:family="text">
      <style:text-properties officeooo:rsid="00358437"/>
    </style:style>
    <style:style style:name="T11" style:family="text">
      <style:text-properties officeooo:rsid="0035e622"/>
    </style:style>
    <style:style style:name="T12" style:family="text">
      <style:text-properties officeooo:rsid="0036fe8c"/>
    </style:style>
    <style:style style:name="T13" style:family="text">
      <style:text-properties officeooo:rsid="0038959b"/>
    </style:style>
    <style:style style:name="T14" style:family="text">
      <style:text-properties officeooo:rsid="003956a1"/>
    </style:style>
    <style:style style:name="T15" style:family="text">
      <style:text-properties officeooo:rsid="003956a1" style:font-size-asian="16pt" style:font-weight-asian="normal" style:font-size-complex="16pt" style:font-weight-complex="normal"/>
    </style:style>
    <style:style style:name="T16" style:family="text">
      <style:text-properties officeooo:rsid="002dc871" style:font-size-asian="16pt" style:font-weight-asian="normal" style:font-size-complex="16pt" style:font-weight-complex="normal"/>
    </style:style>
    <style:style style:name="T17" style:family="text">
      <style:text-properties fo:font-size="16pt" fo:font-weight="bold" officeooo:rsid="002dc871" style:font-size-asian="16pt" style:font-weight-asian="bold" style:font-size-complex="16pt" style:font-weight-complex="bold"/>
    </style:style>
    <style:style style:name="T18" style:family="text">
      <style:text-properties officeooo:rsid="0039dea9"/>
    </style:style>
    <style:style style:name="T19" style:family="text">
      <style:text-properties officeooo:rsid="003b17d7"/>
    </style:style>
    <style:style style:name="T20" style:family="text">
      <style:text-properties officeooo:rsid="002dc871"/>
    </style:style>
    <style:style style:name="T21" style:family="text">
      <style:text-properties officeooo:rsid="003bf515"/>
    </style:style>
    <style:style style:name="T22" style:family="text">
      <style:text-properties officeooo:rsid="003c424f"/>
    </style:style>
    <style:style style:name="T23" style:family="text">
      <style:text-properties fo:font-size="12pt" fo:font-weight="normal" style:font-size-asian="10.5pt" style:font-weight-asian="normal" style:font-size-complex="12pt" style:font-weight-complex="normal"/>
    </style:style>
    <style:style style:name="T24" style:family="text">
      <style:text-properties fo:font-size="12pt" fo:font-weight="normal" officeooo:rsid="003c56de" style:font-size-asian="10.5pt" style:font-weight-asian="normal" style:font-size-complex="12pt" style:font-weight-complex="normal"/>
    </style:style>
    <style:style style:name="T25" style:family="text">
      <style:text-properties officeooo:rsid="003e4e77"/>
    </style:style>
    <style:style style:name="T26" style:family="text">
      <style:text-properties officeooo:rsid="003f572e"/>
    </style:style>
    <style:style style:name="T27" style:family="text">
      <style:text-properties officeooo:rsid="004130b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span text:style-name="T20">GNSS</text:span></text:p>
      <text:p text:style-name="P28"><text:span text:style-name="T17"/></text:p>
      <text:p text:style-name="P30"><text:span text:style-name="T20">During the project both GNSS and GPS will be mentioned. GNSS stands for Global Navigation Satellite Systems and GPS for Global Positioning System </text:span></text:p>
      <text:p text:style-name="P23"/>
      <text:p text:style-name="P17">In 1998 the International GNSS Service (IGS) was created as a collaboration of <text:span text:style-name="T12">several members of the scientific community: Center for Orbit Determination in Europe (CODE), (European Space Agency) ESA, Jet Propulsion Laboratory (JPL) and Polytechnic University of Catalonia (UPC). T</text:span>his voluntary federation has made available open access GNSS data <text:span text:style-name="T13">since its creation.</text:span> </text:p>
      <text:p text:style-name="P17"/>
      <text:p text:style-name="P21">Its data is provided by more than 300 GPS receivers around the globe and <text:span text:style-name="T14">is processed by the previous institutions which compute the global distribution of the TEC.</text:span></text:p>
      <text:p text:style-name="P17"/>
      <text:p text:style-name="P22">de donde sacamos los datos</text:p>
      <text:p text:style-name="P23"/>
      <text:p text:style-name="P25"><text:span text:style-name="T1">Referencias en este apartado: {</text:span>The IGS VTEC maps: a reliable source of ionospheric information since 1998<text:span text:style-name="T1">}</text:span></text:p>
      <text:p text:style-name="P4"/>
      <text:p text:style-name="P32"><text:span text:style-name="T16">explicado en pagina 5 del libro este </text:span><text:span text:style-name="T15">Reference: </text:span><text:span text:style-name="T7">GNSS – Global Navigation Satellite Systems: GPS, GLONASS, Galileo, and more</text:span></text:p>
      <text:p text:style-name="P4"/>
      <text:p text:style-name="P27">Background: <text:span text:style-name="T21">Global Navigation Satellite Systems</text:span>, the Ionosphere <text:span text:style-name="T21">and </text:span>stellar flares</text:p>
      <text:p text:style-name="P26"/>
      <text:p text:style-name="P3">Ionosphere</text:p>
      <text:p text:style-name="P1"/>
      <text:p text:style-name="P16">The ionosphere is a <text:span text:style-name="T18">layer</text:span> of the Earth’s atmosphere <text:span text:style-name="T18">that lies 75-1000km above its surface. (http://solar-center.stanford.edu/SID/activities/ionosphere.html) </text:span></text:p>
      <text:p text:style-name="P16"/>
      <text:p text:style-name="P16"><text:span text:style-name="T19">Due to</text:span> the free electrons and ionized molecules it has, <text:span text:style-name="T19">it is </text:span>capable of affecting radio wave propagation, <text:span text:style-name="T19">thus having an effect on Global Navigation Satellite Systems (GNSS) technology, this phenomena allows these satellites to be used as a global scanner for the ionosphere. </text:span></text:p>
      <text:p text:style-name="P6"/>
      <text:p text:style-name="P9">The main physical quantity used for describing the electron content of the ionosphere is the Total Electron Content (TEC), the TEC is the total number of electrons between two points (r1,r2) along a cylinder of base 1m². </text:p>
      <text:p text:style-name="P9">Slant TEC (STEC), in particular can defined as the TEC in which r1 and r2 are a satellite and a receiver’s positions.</text:p>
      <text:p text:style-name="P8"/>
      <text:p text:style-name="P8"><text:soft-page-break/><text:span text:style-name="T8"><text:s/>(aqui citar a </text:span>GPS as a solar observational instrument: Real-time estimation of EUV photons flux rate during strong, medium, and weak solar flares<text:span text:style-name="T8">)</text:span></text:p>
      <text:p text:style-name="P8"/>
      <text:p text:style-name="P19">The unique properties the ionosphere has enable us to use the data provided by the GNSS technology to study a powerful phenomena that occurs in many stars across the universe: stellar flares.</text:p>
      <text:p text:style-name="P6"/>
      <text:p text:style-name="P10"><text:span text:style-name="T1">Referencias en este apartado: 1</text:span><text:span text:style-name="T4">{</text:span><text:span text:style-name="T6">International reference ionosphere 1990}</text:span><text:span text:style-name="T4">, </text:span><text:span text:style-name="T5">2</text:span><text:span text:style-name="T4">{</text:span><text:span text:style-name="T3">The ionosphere: effects, GPS modeling and the benefits for space geodetic techniques</text:span><text:span text:style-name="T4">}</text:span></text:p>
      <text:p text:style-name="P3"/>
      <text:p text:style-name="P3">Stellar flares</text:p>
      <text:p text:style-name="P1"/>
      <text:p text:style-name="P6">Flares from stars, in particular those that have the Sun as a source, more noticeable due to its proximity, <text:span text:style-name="T27">are sudden flashes of brightness in the surface of stars which release large amounts of energy across the whole electromagnetic spectrum pie de pagina → (X-rays and Extreme Ultraviolet (EUV)) rays.</text:span></text:p>
      <text:p text:style-name="P7"><text:span text:style-name="T21">Flares that have the Sun as a source</text:span> can increase the electron content of the ionosphere and have an effect on waves passing through it, affecting satellite communications <text:span text:style-name="T11">and causing a delay. This phenomena is the key element of the project, as it enables us to study these events.</text:span></text:p>
      <text:p text:style-name="P7"/>
      <text:p text:style-name="P7">Satellites can also be harmed by this effects: the flares heat up the outer atmosphere, which in turn increases the drag on these satellites reducing their lifetime in orbit.</text:p>
      <text:p text:style-name="P11"><text:span text:style-name="T21">{</text:span>GPS as a solar observational instrument: Real-time estimation of EUV photons flux rate during strong, medium, and weak solar flares <text:span text:style-name="T9">se explica el efecto del sol sobre ionosfera}</text:span></text:p>
      <text:p text:style-name="P11"/>
      <text:p text:style-name="P12">The previous <text:span text:style-name="T21">phenomena </text:span>applies to flares originating in the Sun, whether a flare that has a star from outside the Solar System as a source has an effect on the Earth’s atmosphere or not is <text:span text:style-name="T21">one of the topic that is </text:span>going to be studied in this project.</text:p>
      <text:p text:style-name="P2"/>
      <text:p text:style-name="P20"><text:span text:style-name="T17"/></text:p>
      <text:p text:style-name="P29">Gamma-Ray Bursts</text:p>
      <text:p text:style-name="P33"/>
      <text:p text:style-name="P33">Throug<text:span text:style-name="T25">hou</text:span>t the project, in particular when studying the feasibility of stellar flares detection, <text:span text:style-name="T25">another type of event will mentioned and studied as well: </text:span>Gamma-Ray Bursts (GRBs):</text:p>
      <text:p text:style-name="P33"/>
      <text:p text:style-name="P34">GRBs are highly energetic explosions that occur in distant galaxies, <text:span text:style-name="T26">releasing</text:span> large amounts of radiation, <text:span text:style-name="T22">in particular Gamma rays, hence the name of the event. These bursts, despite being millions of light years away from Earth are so powerful they </text:span>might <text:span text:style-name="T22">still </text:span>have an impact on the ionosphere, like the aforementioned stellar flares. </text:p>
      <text:p text:style-name="P34">The main difference with flares originating from stars is that GRBs <text:span text:style-name="T22">are thought to be originated from the death of massive stars, that is, supernovas.</text:span></text:p>
      <text:p text:style-name="P34"/>
      <text:p text:style-name="P36"><text:span text:style-name="T23">This event, despite not being a stellar flare, </text:span><text:span text:style-name="T24">the phenomena</text:span><text:span text:style-name="T23"> we aim to detect, is going to be studied in the following sections to test the currently working algorithms </text:span><text:span text:style-name="T24">mainly for</text:span><text:span text:style-name="T23"> two reasons: it has </text:span><text:soft-page-break/><text:span text:style-name="T23">been studied and cataloged by telescopes such as the Fermi Observatory and there’s is </text:span><text:span text:style-name="T24">available</text:span><text:span text:style-name="T23"> information that we can use for our study, and the large amounts of energy they emit it make </text:span><text:span text:style-name="T24">GRBs</text:span><text:span text:style-name="T23"> a more feasible target to detect.</text:span></text:p>
      <text:p text:style-name="P5"/>
      <text:p text:style-name="P35"><text:span text:style-name="T21">{</text:span>Fermi Observations of High-Energy Gamma-Ray Emission from GRB 080916C<text:span text:style-name="T21">}</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4">@article{bilitza1990international,</text:p>
      <text:p text:style-name="P13"><text:s text:c="2"/><text:span text:style-name="T2">title={International reference ionosphere 1990},</text:span></text:p>
      <text:p text:style-name="P13"><text:s text:c="2"/><text:span text:style-name="T2">author={Bilitza, Dieter and Rawer, K and Bossy, L and Kutiev, I and Oyama, K-I and Leitinger, R and Kazimirovsky, E},</text:span></text:p>
      <text:p text:style-name="P13"><text:s text:c="2"/><text:span text:style-name="T2">year={1990}</text:span></text:p>
      <text:p text:style-name="P15">}</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5T21:33:00.578079731</meta:creation-date>
    <dc:date>2019-03-20T18:42:05.345535270</dc:date>
    <meta:editing-duration>PT2H34M19S</meta:editing-duration>
    <meta:editing-cycles>33</meta:editing-cycles>
    <meta:generator>LibreOffice/6.0.7.3$Linux_X86_64 LibreOffice_project/00m0$Build-3</meta:generator>
    <meta:document-statistic meta:table-count="0" meta:image-count="0" meta:object-count="0" meta:page-count="3" meta:paragraph-count="33" meta:word-count="774" meta:character-count="4900" meta:non-whitespace-character-count="4147"/>
  </office:meta>
</office:document-meta>
</file>